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76F00000242868BFE8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4.472cm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outline1">
      <style:graphic-properties fo:min-height="11.93cm"/>
    </style:style>
    <style:style style:name="pr6" style:family="presentation" style:parent-style-name="預設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text-align="center"/>
      <style:text-properties style:font-size-asian="1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normal" style:font-size-asian="28pt" style:font-weight-asian="bold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0000" fo:font-weight="bold" style:font-size-asian="18pt" style:font-weight-asian="bold" style:font-weight-complex="bold"/>
    </style:style>
    <style:style style:name="T6" style:family="text">
      <style:text-properties style:font-size-asian="18pt"/>
    </style:style>
    <style:style style:name="T7" style:family="text">
      <style:text-properties fo:color="#ff3333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國語閩南語對譯</text:span></text:p>
            <text:p text:style-name="P1">103/03/19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</text:p>
                      </text:list-item>
                      <text:list-item>
                        <text:p>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1" draw:end-shape="id2" draw:end-glue-point="4" svg:d="m26277 14360v991" svg:viewBox="0 0 1 992">
            <text:p/>
          </draw:connector>
          <draw:connector draw:style-name="gr2" draw:text-style-name="P2" xml:id="id13" draw:id="id13" draw:layer="layout" draw:type="line" svg:x1="26.277cm" svg:y1="6.032cm" svg:x2="26.277cm" svg:y2="12.567cm" draw:start-shape="id3" draw:start-glue-point="6" draw:end-shape="id1" draw:end-glue-point="4" svg:d="m26277 6032v6535" svg:viewBox="0 0 1 6536">
            <text:p/>
          </draw:connector>
          <draw:custom-shape draw:style-name="gr3" draw:text-style-name="P2" xml:id="id3" draw:id="id3" draw:layer="layout" svg:width="2.882cm" svg:height="1.6cm" svg:x="24.836cm" svg:y="4.432cm">
            <text:p text:style-name="P2">輸入</text:p>
            <text:p text:style-name="P2">閩南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1" draw:id="id11" draw:layer="layout" svg:width="3.933cm" svg:height="2.3cm" svg:x="15.643cm" svg:y="5.552cm">
            <text:p text:style-name="P2">閩南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2" xml:id="id7" draw:id="id7" draw:layer="layout" svg:width="2.545cm" svg:height="2.224cm" svg:x="18.365cm" svg:y="9.869cm">
            <text:p text:style-name="P2">對齊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4" draw:id="id4" draw:layer="layout" svg:width="4.339cm" svg:height="1.6cm" svg:x="20.397cm" svg:y="18.205cm">
            <text:p text:style-name="P2">國語語言模型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2" xml:id="id8" draw:id="id8" draw:layer="layout" svg:width="4cm" svg:height="1.6cm" svg:x="21.671cm" svg:y="10.181cm">
            <text:p text:style-name="P2">平行對齊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1" draw:id="id1" draw:layer="layout" svg:width="3.058cm" svg:height="1.793cm" svg:x="24.748cm" svg:y="12.567cm">
            <text:p text:style-name="P2">解碼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" draw:id="id2" draw:layer="layout" svg:width="2.4cm" svg:height="1.6cm" svg:x="25.077cm" svg:y="15.351cm">
            <text:p text:style-name="P2">輸出</text:p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567cm" svg:y1="18.205cm" svg:x2="24.748cm" svg:y2="13.463cm" draw:start-shape="id4" draw:start-glue-point="4" draw:end-shape="id1" draw:end-glue-point="5" svg:d="m22567 18205 2181-4742" svg:viewBox="0 0 2182 4743">
            <text:p/>
          </draw:connector>
          <draw:custom-shape draw:style-name="gr3" draw:text-style-name="P2" xml:id="id6" draw:id="id6" draw:layer="layout" svg:width="3.6cm" svg:height="1.6cm" svg:x="13.207cm" svg:y="10.181cm">
            <text:p text:style-name="P2">國語閩南語</text:p>
            <text:p text:style-name="P2">平行語料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xml:id="id9" draw:id="id9" draw:layer="layout" svg:width="3.933cm" svg:height="2.3cm" svg:x="15.643cm" svg:y="13.195cm">
            <text:p text:style-name="P2">國語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5" draw:id="id5" draw:layer="layout" svg:width="4.339cm" svg:height="1.6cm" svg:x="12.838cm" svg:y="18.205cm">
            <text:p text:style-name="P2">中研院</text:p>
            <text:p text:style-name="P2">平衡語料庫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12" draw:id="id12" draw:layer="layout" draw:type="line" svg:x1="17.177cm" svg:y1="19.005cm" svg:x2="20.397cm" svg:y2="19.005cm" draw:start-shape="id5" draw:start-glue-point="7" draw:end-shape="id4" draw:end-glue-point="5" svg:d="m17177 19005h3220" svg:viewBox="0 0 3221 1">
            <text:p/>
          </draw:connector>
          <draw:connector draw:style-name="gr2" draw:text-style-name="P2" xml:id="id10" draw:id="id10" draw:layer="layout" draw:type="line" svg:x1="16.807cm" svg:y1="10.981cm" svg:x2="18.365cm" svg:y2="10.981cm" draw:start-shape="id6" draw:start-glue-point="7" draw:end-shape="id7" svg:d="m16807 10981h1558" svg:viewBox="0 0 1559 1">
            <text:p/>
          </draw:connector>
          <draw:connector draw:style-name="gr2" draw:text-style-name="P2" xml:id="id14" draw:id="id14" draw:layer="layout" draw:type="line" svg:x1="21.671cm" svg:y1="10.981cm" svg:x2="21.671cm" svg:y2="10.981cm" draw:start-shape="id8" draw:end-shape="id8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9" draw:end-shape="id10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11" draw:start-glue-point="6" draw:end-shape="id10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9" draw:start-glue-point="6" draw:end-shape="id12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11" draw:start-glue-point="7" draw:end-shape="id13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8" draw:start-glue-point="6" draw:end-shape="id1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7" draw:start-glue-point="7" draw:end-shape="id14" draw:end-glue-point="0" svg:d="m20910 10981h761" svg:viewBox="0 0 762 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閩南語語料狀況</text:p>
          </draw:text-box>
        </draw:frame>
        <draw:frame presentation:style-name="pr5" draw:layer="layout" svg:width="24.639cm" svg:height="14.363cm" svg:x="1.4cm" svg:y="4.914cm" presentation:class="outline" presentation:user-transformed="true">
          <draw:text-box>
            <text:list text:style-name="L2">
              <text:list-item>
                <text:p>一般機器翻譯</text:p>
                <text:list>
                  <text:list-item>
                    <text:p>文字和文字翻譯</text:p>
                  </text:list-item>
                  <text:list-item>
                    <text:p>百萬句的大量語料庫</text:p>
                  </text:list-item>
                </text:list>
                <text:p/>
              </text:list-item>
              <text:list-item>
                <text:p>閩南語語料形式</text:p>
                <text:list>
                  <text:list-item>
                    <text:p>萬句語料庫</text:p>
                  </text:list-item>
                  <text:list-item>
                    <text:p>有漢字和音標</text:p>
                  </text:list-item>
                  <text:list-item>
                    <text:p>部分語料漢字沒正規化</text:p>
                  </text:list-item>
                  <text:list-item>
                    <text:p>大多語料音標標本調，部分標變調</text:p>
                    <text:p/>
                  </text:list-item>
                </text:list>
              </text:list-item>
              <text:list-item>
                <text:p>改善翻譯模型</text:p>
                <text:list>
                  <text:list-item>
                    <text:p>針對閩南語語料有漢字和音標兩種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4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  <text:list>
                      <text:list-item>
                        <text:p>教育部辭典8000句</text:p>
                      </text:list-item>
                    </text:list>
                  </text:list-item>
                </text:list>
              </text:list-item>
              <text:list-item>
                <text:p>有斷詞的音標，全部羅馬字，簡稱<text:span text:style-name="T2">全羅</text:span></text:p>
                <text:list>
                  <text:list-item>
                    <text:p>gua2 beh4 tsiah8-png7</text:p>
                    <text:list>
                      <text:list-item>
                        <text:p>陳孟彰老師的語料庫63000句</text:p>
                      </text:list-item>
                    </text:list>
                  </text:list-item>
                  <text:list-item>
                    <text:p>gua1 be1 tsia3-png7 (變調後音標)</text:p>
                    <text:list>
                      <text:list-item>
                        <text:p>高明達老師聽打電視劇10000句</text:p>
                      </text:list-item>
                    </text:list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  <text:list>
                      <text:list-item>
                        <text:p>網路上文章多數用法</text:p>
                      </text:list-item>
                    </text:list>
                  </text:list-item>
                </text:list>
              </text:list-item>
              <text:list-item>
                <text:p>有漢字及全羅的對應</text:p>
                <text:list>
                  <text:list-item>
                    <text:p>我beh4食飯/gua2 beh4 tsiah8-png7</text:p>
                    <text:list>
                      <text:list-item>
                        <text:p>台語文數位典藏31萬句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閩南語翻國語</text:p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2" draw:layer="layout" draw:type="line" svg:x1="26.277cm" svg:y1="14.361cm" svg:x2="26.277cm" svg:y2="15.352cm" draw:start-shape="id15" draw:end-shape="id16" draw:end-glue-point="4" svg:d="m26277 14361v991" svg:viewBox="0 0 1 992">
          <text:p/>
        </draw:connector>
        <draw:connector draw:style-name="gr2" draw:text-style-name="P2" xml:id="id26" draw:id="id26" draw:layer="layout" draw:type="line" svg:x1="26.277cm" svg:y1="6.033cm" svg:x2="26.277cm" svg:y2="12.568cm" draw:start-shape="id17" draw:start-glue-point="6" draw:end-shape="id15" draw:end-glue-point="4" svg:d="m26277 6033v6535" svg:viewBox="0 0 1 6536">
          <text:p/>
        </draw:connector>
        <draw:custom-shape draw:style-name="gr3" draw:text-style-name="P2" xml:id="id17" draw:id="id17" draw:layer="layout" svg:width="2.882cm" svg:height="1.6cm" svg:x="24.836cm" svg:y="4.433cm">
          <text:p text:style-name="P2">輸入</text:p>
          <text:p text:style-name="P2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5" draw:id="id25" draw:layer="layout" svg:width="3.933cm" svg:height="2.3cm" svg:x="15.643cm" svg:y="5.553cm">
          <text:p text:style-name="P2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2" xml:id="id21" draw:id="id21" draw:layer="layout" svg:width="2.545cm" svg:height="2.224cm" svg:x="18.365cm" svg:y="9.87cm">
          <text:p text:style-name="P2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8" draw:id="id18" draw:layer="layout" svg:width="4.339cm" svg:height="1.6cm" svg:x="20.397cm" svg:y="18.206cm">
          <text:p text:style-name="P2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xml:id="id22" draw:id="id22" draw:layer="layout" svg:width="4cm" svg:height="1.6cm" svg:x="21.671cm" svg:y="10.182cm">
          <text:p text:style-name="P2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15" draw:id="id15" draw:layer="layout" svg:width="3.058cm" svg:height="1.793cm" svg:x="24.748cm" svg:y="12.568cm">
          <text:p text:style-name="P2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6" draw:id="id16" draw:layer="layout" svg:width="2.4cm" svg:height="1.6cm" svg:x="25.077cm" svg:y="15.352cm">
          <text:p text:style-name="P2">輸出</text:p>
          <text:p text:style-name="P2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22.567cm" svg:y1="18.206cm" svg:x2="24.748cm" svg:y2="13.464cm" draw:start-shape="id18" draw:start-glue-point="4" draw:end-shape="id15" draw:end-glue-point="5" svg:d="m22567 18206 2181-4742" svg:viewBox="0 0 2182 4743">
          <text:p/>
        </draw:connector>
        <draw:custom-shape draw:style-name="gr3" draw:text-style-name="P2" xml:id="id20" draw:id="id20" draw:layer="layout" svg:width="3.6cm" svg:height="1.6cm" svg:x="13.207cm" svg:y="10.182cm">
          <text:p text:style-name="P2">國語閩南語</text:p>
          <text:p text:style-name="P2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3" draw:id="id23" draw:layer="layout" svg:width="3.933cm" svg:height="2.3cm" svg:x="15.643cm" svg:y="13.196cm">
          <text:p text:style-name="P2">中研院</text:p>
          <text:p text:style-name="P2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4.339cm" svg:height="1.6cm" svg:x="12.838cm" svg:y="18.206cm">
          <text:p text:style-name="P2">中研院</text:p>
          <text:p text:style-name="P2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17.177cm" svg:y1="19.006cm" svg:x2="20.397cm" svg:y2="19.006cm" draw:start-shape="id19" draw:start-glue-point="7" draw:end-shape="id18" draw:end-glue-point="5" svg:d="m17177 19006h3220" svg:viewBox="0 0 3221 1">
          <text:p/>
        </draw:connector>
        <draw:connector draw:style-name="gr2" draw:text-style-name="P2" xml:id="id24" draw:id="id24" draw:layer="layout" draw:type="line" svg:x1="16.807cm" svg:y1="10.982cm" svg:x2="18.365cm" svg:y2="10.982cm" draw:start-shape="id20" draw:start-glue-point="7" draw:end-shape="id21" svg:d="m16807 10982h1558" svg:viewBox="0 0 1559 1">
          <text:p/>
        </draw:connector>
        <draw:connector draw:style-name="gr2" draw:text-style-name="P2" xml:id="id27" draw:id="id27" draw:layer="layout" draw:type="line" svg:x1="21.671cm" svg:y1="10.982cm" svg:x2="21.671cm" svg:y2="10.982cm" draw:start-shape="id22" draw:end-shape="id22" draw:end-glue-point="5" svg:d="m21671 10982" svg:viewBox="0 0 1 1">
          <text:p/>
        </draw:connector>
        <draw:connector draw:style-name="gr2" draw:text-style-name="P2" draw:layer="layout" draw:type="line" svg:x1="17.609cm" svg:y1="13.196cm" svg:x2="17.586cm" svg:y2="10.982cm" draw:start-shape="id23" draw:end-shape="id24" draw:end-glue-point="0" svg:d="m17609 13196-23-2214" svg:viewBox="0 0 24 2215">
          <text:p/>
        </draw:connector>
        <draw:connector draw:style-name="gr2" draw:text-style-name="P2" draw:layer="layout" draw:type="line" svg:x1="19.576cm" svg:y1="6.703cm" svg:x2="26.277cm" svg:y2="9.3cm" draw:start-shape="id25" draw:start-glue-point="7" draw:end-shape="id26" draw:end-glue-point="0" svg:d="m19576 6703 6701 2597" svg:viewBox="0 0 6702 2598">
          <text:p/>
        </draw:connector>
        <draw:connector draw:style-name="gr2" draw:text-style-name="P2" draw:layer="layout" draw:type="line" svg:x1="23.671cm" svg:y1="11.782cm" svg:x2="24.748cm" svg:y2="13.464cm" draw:start-shape="id22" draw:start-glue-point="6" draw:end-shape="id15" draw:end-glue-point="5" svg:d="m23671 11782 1077 1682" svg:viewBox="0 0 1078 1683">
          <text:p/>
        </draw:connector>
        <draw:connector draw:style-name="gr2" draw:text-style-name="P2" draw:layer="layout" draw:type="line" svg:x1="20.91cm" svg:y1="10.982cm" svg:x2="21.671cm" svg:y2="10.982cm" draw:start-shape="id21" draw:start-glue-point="7" draw:end-shape="id27" draw:end-glue-point="0" svg:d="m20910 10982h761" svg:viewBox="0 0 762 1">
          <text:p/>
        </draw:connector>
        <draw:custom-shape draw:style-name="gr5" draw:text-style-name="P2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4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正規化成一對一的運算量</text:p>
                <text:list>
                  <text:list-item>
                    <text:p>假設一字最多5個破音，一音最多5個同音字</text:p>
                  </text:list-item>
                  <text:list-item>
                    <text:p>一個詞最多4個字</text:p>
                  </text:list-item>
                  <text:list-item>
                    <text:p>3-grams一次要算3個詞的組合</text:p>
                    <text:list>
                      <text:list-item>
                        <text:p>複雜度5^(3*4)，約2億</text:p>
                      </text:list-item>
                    </text:list>
                  </text:list-item>
                  <text:list-item>
                    <text:p>要配合辭典來剪枝（cut）</text:p>
                  </text:list-item>
                </text:list>
              </text:list-item>
            </text:list>
          </draw:text-box>
        </draw:frame>
        <draw:g>
          <draw:custom-shape draw:style-name="gr5" draw:text-style-name="P2" draw:layer="layout" svg:width="19.8cm" svg:height="6.2cm" svg:x="0.6cm" svg:y="14.601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20.967cm" svg:y1="16.151cm" svg:x2="25.2cm" svg:y2="16.151cm" draw:start-shape="id28" draw:start-glue-point="7" draw:end-shape="id29" draw:end-glue-point="5" svg:d="m20967 16151h4233" svg:viewBox="0 0 4234 1">
            <text:p/>
          </draw:connector>
          <draw:connector draw:style-name="gr2" draw:text-style-name="P2" draw:layer="layout" draw:type="line" svg:x1="4.4cm" svg:y1="16.151cm" svg:x2="16.967cm" svg:y2="16.151cm" draw:start-shape="id30" draw:start-glue-point="7" draw:end-shape="id28" draw:end-glue-point="5" svg:d="m4400 16151h12567" svg:viewBox="0 0 12568 1">
            <text:p/>
          </draw:connector>
          <draw:custom-shape draw:style-name="gr3" draw:text-style-name="P2" xml:id="id30" draw:id="id30" draw:layer="layout" svg:width="3.6cm" svg:height="1.6cm" svg:x="0.8cm" svg:y="15.351cm">
            <text:p text:style-name="P2">輸入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5cm" svg:height="2.3cm" svg:x="4.989cm" svg:y="15.001cm">
            <text:p text:style-name="P2">列出所有一對一</text:p>
            <text:p text:style-name="P2">並且斷詞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6" draw:layer="layout" svg:width="5.341cm" svg:height="0.992cm" svg:x="-0.138cm" svg:y="17.617cm">
            <draw:text-box>
              <text:list text:style-name="L3">
                <text:list-header>
                  <text:p>我beh4食png7</text:p>
                </text:list-header>
              </text:list>
            </draw:text-box>
          </draw:frame>
          <draw:frame draw:style-name="gr6" draw:layer="layout" svg:width="6.011cm" svg:height="3.215cm" svg:x="5.1cm" svg:y="17.501cm">
            <draw:text-box>
              <text:p>食：tsiah8、sit8</text:p>
              <text:p>png7：飯、傍</text:p>
              <text:p/>
              <text:p>「食飯」在辭典</text:p>
            </draw:text-box>
          </draw:frame>
          <draw:custom-shape draw:style-name="gr4" draw:text-style-name="P2" xml:id="id32" draw:id="id32" draw:layer="layout" svg:width="5.8cm" svg:height="2.3cm" svg:x="10.478cm" svg:y="15.001cm">
            <text:p text:style-name="P2">維特比（Viterbi）</text:p>
            <text:p text:style-name="P2">評分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31" draw:id="id31" draw:layer="layout" svg:width="3.6cm" svg:height="1.6cm" svg:x="11.578cm" svg:y="19.001cm">
            <text:p text:style-name="P2">語言模型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2" xml:id="id28" draw:id="id28" draw:layer="layout" svg:width="4cm" svg:height="1.6cm" svg:x="16.967cm" svg:y="15.351cm">
            <text:p text:style-name="P2">一對一臺語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2" draw:layer="layout" svg:width="3.058cm" svg:height="1.793cm" svg:x="21.556cm" svg:y="15.255cm">
            <text:p text:style-name="P2">翻譯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2" xml:id="id29" draw:id="id29" draw:layer="layout" svg:width="2.4cm" svg:height="1.6cm" svg:x="25.2cm" svg:y="15.351cm">
            <text:p text:style-name="P2">國語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13.378cm" svg:y1="19.001cm" svg:x2="13.378cm" svg:y2="17.301cm" draw:start-shape="id31" draw:start-glue-point="4" draw:end-shape="id32" draw:end-glue-point="6" svg:d="m13378 19001v-1700" svg:viewBox="0 0 1 1701">
            <text:p/>
          </draw:connector>
          <draw:frame draw:style-name="gr6" draw:text-style-name="P4" draw:layer="layout" svg:width="3.952cm" svg:height="0.992cm" svg:x="20.6cm" svg:y="19.801cm">
            <draw:text-box>
              <text:p><text:span text:style-name="T5">閩南語斷詞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2" xml:id="id33" draw:id="id33" draw:layer="layout" svg:width="4.4cm" svg:height="1.8cm" svg:x="1.8cm" svg:y="11.433cm">
            <text:p text:style-name="P2">國語字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6.2cm" svg:y1="12.333cm" svg:x2="13.2cm" svg:y2="12.333cm" draw:start-shape="id33" draw:start-glue-point="1" draw:end-shape="id34" draw:end-glue-point="3" svg:d="m6200 12333h7000" svg:viewBox="0 0 7001 1">
            <text:p/>
          </draw:connector>
          <draw:custom-shape draw:style-name="gr3" draw:text-style-name="P2" xml:id="id34" draw:id="id34" draw:layer="layout" svg:width="4.4cm" svg:height="1.8cm" svg:x="13.2cm" svg:y="11.4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5" draw:id="id35" draw:layer="layout" svg:width="4.4cm" svg:height="1.8cm" svg:x="22.8cm" svg:y="11.4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17.6cm" svg:y1="12.333cm" svg:x2="22.8cm" svg:y2="12.333cm" draw:start-shape="id34" draw:start-glue-point="1" draw:end-shape="id35" draw:end-glue-point="3" svg:d="m17600 12333h5200" svg:viewBox="0 0 5201 1">
            <text:p/>
          </draw:connector>
          <draw:custom-shape draw:style-name="gr4" draw:text-style-name="P2" draw:layer="layout" svg:width="3.302cm" svg:height="2.667cm" svg:x="8.098cm" svg:y="11.0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18.4cm" svg:y="11.166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37" draw:id="id37" draw:layer="layout" svg:width="4.4cm" svg:height="1.8cm" svg:x="12.2cm" svg:y="18.233cm">
            <text:p text:style-name="P2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6" draw:id="id36" draw:layer="layout" svg:width="4.4cm" svg:height="1.8cm" svg:x="1.8cm" svg:y="18.233cm">
            <text:p text:style-name="P2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line" svg:x1="4cm" svg:y1="13.233cm" svg:x2="4cm" svg:y2="18.233cm" draw:start-shape="id33" draw:start-glue-point="2" draw:end-shape="id36" draw:end-glue-point="0" svg:d="m4000 13233v5000" svg:viewBox="0 0 1 5001">
            <text:p/>
          </draw:connector>
          <draw:connector draw:style-name="gr2" draw:text-style-name="P2" draw:layer="layout" draw:type="line" svg:x1="6.2cm" svg:y1="19.133cm" svg:x2="12.2cm" svg:y2="19.133cm" draw:start-shape="id36" draw:start-glue-point="1" draw:end-shape="id37" svg:d="m6200 19133h6000" svg:viewBox="0 0 6001 1">
            <text:p/>
          </draw:connector>
          <draw:custom-shape draw:style-name="gr4" draw:text-style-name="P2" draw:layer="layout" svg:width="3.302cm" svg:height="2.667cm" svg:x="2.298cm" svg:y="14.433cm">
            <text:p text:style-name="P2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3.302cm" svg:height="2.667cm" svg:x="7.498cm" svg:y="17.833cm">
            <text:p text:style-name="P2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7" draw:text-style-name="P5" draw:layer="layout" svg:width="13.752cm" svg:height="4.722cm" svg:x="15.34cm" svg:y="14.018cm">
          <draw:text-box>
            <text:list text:style-name="L2">
              <text:list-item>
                <text:p><text:span text:style-name="T4">兩者共同缺點</text:span></text:p>
                <text:list>
                  <text:list-item>
                    <text:p><text:span text:style-name="T4">無法使用漢羅語料</text:span></text:p>
                  </text:list-item>
                  <text:list-item>
                    <text:p><text:span text:style-name="T4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4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1cm" svg:x2="26.277cm" svg:y2="15.352cm" draw:start-shape="id38" draw:end-shape="id39" draw:end-glue-point="4" svg:d="m26277 14361v991" svg:viewBox="0 0 1 992">
            <text:p/>
          </draw:connector>
          <draw:connector draw:style-name="gr2" draw:text-style-name="P2" xml:id="id50" draw:id="id50" draw:layer="layout" draw:type="line" svg:x1="26.277cm" svg:y1="6.033cm" svg:x2="26.277cm" svg:y2="12.568cm" draw:start-shape="id40" draw:start-glue-point="6" draw:end-shape="id38" draw:end-glue-point="4" svg:d="m26277 6033v6535" svg:viewBox="0 0 1 6536">
            <text:p/>
          </draw:connector>
          <draw:custom-shape draw:style-name="gr3" draw:text-style-name="P6" xml:id="id40" draw:id="id40" draw:layer="layout" svg:width="2.882cm" svg:height="1.6cm" svg:x="24.836cm" svg:y="4.433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8" draw:id="id48" draw:layer="layout" svg:width="3.933cm" svg:height="2.3cm" svg:x="15.643cm" svg:y="5.553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44" draw:id="id44" draw:layer="layout" svg:width="2.545cm" svg:height="2.224cm" svg:x="18.365cm" svg:y="9.87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1" draw:id="id41" draw:layer="layout" svg:width="3.6cm" svg:height="1.6cm" svg:x="20.397cm" svg:y="18.206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45" draw:id="id45" draw:layer="layout" svg:width="4cm" svg:height="1.6cm" svg:x="21.671cm" svg:y="10.182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38" draw:id="id38" draw:layer="layout" svg:width="3.058cm" svg:height="1.793cm" svg:x="24.748cm" svg:y="12.568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39" draw:id="id39" draw:layer="layout" svg:width="2.4cm" svg:height="1.6cm" svg:x="25.077cm" svg:y="15.352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6cm" svg:x2="24.748cm" svg:y2="13.464cm" draw:start-shape="id41" draw:start-glue-point="4" draw:end-shape="id38" draw:end-glue-point="5" svg:d="m22197 18206 2551-4742" svg:viewBox="0 0 2552 4743">
            <text:p/>
          </draw:connector>
          <draw:custom-shape draw:style-name="gr3" draw:text-style-name="P6" xml:id="id43" draw:id="id43" draw:layer="layout" svg:width="3.6cm" svg:height="1.6cm" svg:x="13.207cm" svg:y="10.182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46" draw:id="id46" draw:layer="layout" svg:width="3.933cm" svg:height="2.3cm" svg:x="15.643cm" svg:y="13.196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42" draw:id="id42" draw:layer="layout" svg:width="4.339cm" svg:height="1.6cm" svg:x="12.838cm" svg:y="18.206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49" draw:id="id49" draw:layer="layout" draw:type="line" svg:x1="17.177cm" svg:y1="19.006cm" svg:x2="20.397cm" svg:y2="19.006cm" draw:start-shape="id42" draw:start-glue-point="7" draw:end-shape="id41" draw:end-glue-point="5" svg:d="m17177 19006h3220" svg:viewBox="0 0 3221 1">
            <text:p/>
          </draw:connector>
          <draw:connector draw:style-name="gr2" draw:text-style-name="P2" xml:id="id47" draw:id="id47" draw:layer="layout" draw:type="line" svg:x1="16.807cm" svg:y1="10.982cm" svg:x2="18.365cm" svg:y2="10.982cm" draw:start-shape="id43" draw:start-glue-point="7" draw:end-shape="id44" svg:d="m16807 10982h1558" svg:viewBox="0 0 1559 1">
            <text:p/>
          </draw:connector>
          <draw:connector draw:style-name="gr2" draw:text-style-name="P2" xml:id="id51" draw:id="id51" draw:layer="layout" draw:type="line" svg:x1="21.671cm" svg:y1="10.982cm" svg:x2="21.671cm" svg:y2="10.982cm" draw:start-shape="id45" draw:end-shape="id45" draw:end-glue-point="5" svg:d="m21671 10982" svg:viewBox="0 0 1 1">
            <text:p/>
          </draw:connector>
          <draw:connector draw:style-name="gr2" draw:text-style-name="P2" draw:layer="layout" draw:type="line" svg:x1="17.609cm" svg:y1="13.196cm" svg:x2="17.586cm" svg:y2="10.982cm" draw:start-shape="id46" draw:end-shape="id47" draw:end-glue-point="0" svg:d="m17609 13196-23-2214" svg:viewBox="0 0 24 2215">
            <text:p/>
          </draw:connector>
          <draw:connector draw:style-name="gr2" draw:text-style-name="P2" draw:layer="layout" draw:type="line" svg:x1="17.61cm" svg:y1="7.853cm" svg:x2="17.586cm" svg:y2="10.982cm" draw:start-shape="id48" draw:start-glue-point="6" draw:end-shape="id47" draw:end-glue-point="0" svg:d="m17610 7853-24 3129" svg:viewBox="0 0 25 3130">
            <text:p/>
          </draw:connector>
          <draw:connector draw:style-name="gr2" draw:text-style-name="P2" draw:layer="layout" draw:type="line" svg:x1="17.61cm" svg:y1="15.496cm" svg:x2="18.787cm" svg:y2="19.006cm" draw:start-shape="id46" draw:start-glue-point="6" draw:end-shape="id49" draw:end-glue-point="0" svg:d="m17610 15496 1177 3510" svg:viewBox="0 0 1178 3511">
            <text:p/>
          </draw:connector>
          <draw:connector draw:style-name="gr2" draw:text-style-name="P2" draw:layer="layout" draw:type="line" svg:x1="19.576cm" svg:y1="6.703cm" svg:x2="26.277cm" svg:y2="9.3cm" draw:start-shape="id48" draw:start-glue-point="7" draw:end-shape="id50" draw:end-glue-point="0" svg:d="m19576 6703 6701 2597" svg:viewBox="0 0 6702 2598">
            <text:p/>
          </draw:connector>
          <draw:connector draw:style-name="gr2" draw:text-style-name="P2" draw:layer="layout" draw:type="line" svg:x1="23.671cm" svg:y1="11.782cm" svg:x2="24.748cm" svg:y2="13.464cm" draw:start-shape="id45" draw:start-glue-point="6" draw:end-shape="id38" draw:end-glue-point="5" svg:d="m23671 11782 1077 1682" svg:viewBox="0 0 1078 1683">
            <text:p/>
          </draw:connector>
          <draw:connector draw:style-name="gr2" draw:text-style-name="P2" draw:layer="layout" draw:type="line" svg:x1="20.91cm" svg:y1="10.982cm" svg:x2="21.671cm" svg:y2="10.982cm" draw:start-shape="id44" draw:start-glue-point="7" draw:end-shape="id51" draw:end-glue-point="0" svg:d="m20910 10982h761" svg:viewBox="0 0 762 1">
            <text:p/>
          </draw:connector>
          <draw:connector draw:style-name="gr8" draw:text-style-name="P2" draw:layer="layout" draw:type="line" svg:x1="15.007cm" svg:y1="11.782cm" svg:x2="15.008cm" svg:y2="18.206cm" draw:start-shape="id43" draw:start-glue-point="6" draw:end-shape="id42" draw:end-glue-point="4" svg:d="m15007 11782 1 6424" svg:viewBox="0 0 2 6425">
            <text:p/>
          </draw:connector>
          <draw:connector draw:style-name="gr8" draw:text-style-name="P2" draw:layer="layout" draw:type="line" svg:x1="22.197cm" svg:y1="18.206cm" svg:x2="19.576cm" svg:y2="14.346cm" draw:start-shape="id41" draw:start-glue-point="4" draw:end-shape="id46" draw:end-glue-point="7" svg:d="m22197 18206-2621-3860" svg:viewBox="0 0 2622 3861">
            <text:p/>
          </draw:connector>
        </draw:g>
        <draw:custom-shape draw:style-name="gr5" draw:text-style-name="P2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6" xml:id="id53" draw:id="id53" draw:layer="layout" svg:width="3.89cm" svg:height="1.779cm" svg:x="4.979cm" svg:y="16.503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6" xml:id="id52" draw:id="id52" draw:layer="layout" svg:width="3.89cm" svg:height="1.779cm" svg:x="4.979cm" svg:y="12.328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6" xml:id="id54" draw:id="id54" draw:layer="layout" svg:width="3.933cm" svg:height="2.3cm" svg:x="12.913cm" svg:y="16.242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6" draw:id="id56" draw:layer="layout" svg:width="4.689cm" svg:height="1.779cm" svg:x="20.299cm" svg:y="16.503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6.924cm" svg:y1="14.107cm" svg:x2="6.924cm" svg:y2="16.503cm" draw:start-shape="id52" draw:start-glue-point="6" draw:end-shape="id53" draw:end-glue-point="4" svg:d="m6924 14107v2396" svg:viewBox="0 0 1 2397">
            <text:p/>
          </draw:connector>
          <draw:connector draw:style-name="gr2" draw:text-style-name="P2" draw:layer="layout" draw:type="line" svg:x1="14.88cm" svg:y1="16.242cm" svg:x2="14.88cm" svg:y2="14.367cm" draw:start-shape="id54" draw:start-glue-point="4" draw:end-shape="id55" draw:end-glue-point="6" svg:d="m14880 16242v-1875" svg:viewBox="0 0 1 1876">
            <text:p/>
          </draw:connector>
          <draw:connector draw:style-name="gr8" draw:text-style-name="P2" draw:layer="layout" draw:type="line" svg:x1="8.869cm" svg:y1="17.392cm" svg:x2="12.913cm" svg:y2="17.392cm" draw:start-shape="id53" draw:start-glue-point="7" draw:end-shape="id54" draw:end-glue-point="5" svg:d="m8869 17392h4044" svg:viewBox="0 0 4045 1">
            <text:p/>
          </draw:connector>
          <draw:connector draw:style-name="gr2" draw:text-style-name="P2" draw:layer="layout" draw:type="line" svg:x1="20.299cm" svg:y1="17.392cm" svg:x2="16.846cm" svg:y2="17.392cm" draw:start-shape="id56" draw:start-glue-point="5" draw:end-shape="id54" draw:end-glue-point="7" svg:d="m20299 17392h-3453" svg:viewBox="0 0 3454 1">
            <text:p/>
          </draw:connector>
          <draw:custom-shape draw:style-name="gr4" draw:text-style-name="P6" xml:id="id55" draw:id="id55" draw:layer="layout" svg:width="3.933cm" svg:height="2.3cm" svg:x="12.913cm" svg:y="12.067cm">
            <text:p text:style-name="P2"><text:span text:style-name="T6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2" draw:layer="layout" draw:type="line" svg:x1="12.913cm" svg:y1="13.217cm" svg:x2="6.924cm" svg:y2="16.503cm" draw:start-shape="id55" draw:start-glue-point="5" draw:end-shape="id53" draw:end-glue-point="4" svg:d="m12913 13217-5989 3286" svg:viewBox="0 0 5990 3287">
            <text:p/>
          </draw:connector>
        </draw:g>
        <draw:frame presentation:style-name="pr5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整理華臺平行語料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從97/11/06到103/3/14的文章</text:p>
                <text:list>
                  <text:list-item>
                    <text:p>2567篇文章</text:p>
                  </text:list-item>
                  <text:list-item>
                    <text:p>64121句</text:p>
                  </text:list-item>
                  <text:list-item>
                    <text:p>366190詞組</text:p>
                    <text:list>
                      <text:list-item>
                        <text:p>199629和國語詞對出來的組合都符合教育部規範</text:p>
                      </text:list-item>
                      <text:list-item>
                        <text:p>166561和國語詞對不齊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7">一</text:span> 個 <text:span text:style-name="T7">大</text:span></text:p>
                <text:list>
                  <text:list-item>
                    <text:p><text:span text:style-name="T7">一｜</text:span><text:span text:style-name="T7">tsit8</text:span> 个｜e5 <text:span text:style-name="T7">大｜</text:span><text:span text:style-name="T7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7">一</text:span> 個 <text:span text:style-name="T7">大</text:span> </text:p>
                <text:list>
                  <text:list-item>
                    <text:p><text:span text:style-name="T7">一｜</text:span><text:span text:style-name="T7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統計翻譯架構</text:p>
          </draw:text-box>
        </draw:frame>
        <draw:frame presentation:style-name="pr4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斷詞模型</text:p>
                <text:list>
                  <text:list-item>
                    <text:p>來源語言和目標語言<text:span text:style-name="T2">平行語料</text:span></text:p>
                  </text:list-item>
                  <text:list-item>
                    <text:p><text:span text:style-name="T8">翻譯時的輸入</text:span></text:p>
                  </text:list-item>
                </text:list>
              </text:list-item>
              <text:list-item>
                <text:p>對齊模型alignment model</text:p>
                <text:list>
                  <text:list-item>
                    <text:p>判斷來源語言和目標語言<text:span text:style-name="T2">平行語料</text:span>中詞的對應</text:p>
                  </text:list-item>
                  <text:list-item>
                    <text:p>他 打 我/伊 共 我 拍</text:p>
                  </text:list-item>
                  <text:list-item>
                    <text:p>他-伊 打-拍 我-我 0-共</text:p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3">文句</text:span>合理性</text:p>
                  </text:list-item>
                  <text:list-item>
                    <text:p>隱性馬可夫鏈HMM</text:p>
                  </text:list-item>
                  <text:list-item>
                    <text:p>3-grams，每個詞往前考慮兩個詞</text:p>
                    <text:list>
                      <text:list-item>
                        <text:p>一句子w<text:span text:style-name="T4">1</text:span> w<text:span text:style-name="T4">2</text:span> w<text:span text:style-name="T4">3</text:span> … w<text:span text:style-name="T4">n</text:span>, 考慮全部p(w<text:span text:style-name="T4">i</text:span>|w<text:span text:style-name="T4">i-1</text:span>,w<text:span text:style-name="T4">i-2</text:span>)乘積最大</text:p>
                      </text:list-item>
                    </text:list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句子</text:p>
                  </text:list-item>
                </text:list>
              </text:list-item>
            </text:list>
          </draw:text-box>
        </draw:frame>
        <draw:g>
          <draw:connector draw:style-name="gr2" draw:text-style-name="P2" draw:layer="layout" draw:type="line" svg:x1="26.277cm" svg:y1="14.36cm" svg:x2="26.277cm" svg:y2="15.351cm" draw:start-shape="id57" draw:end-shape="id58" draw:end-glue-point="4" svg:d="m26277 14360v991" svg:viewBox="0 0 1 992">
            <text:p/>
          </draw:connector>
          <draw:connector draw:style-name="gr2" draw:text-style-name="P2" xml:id="id69" draw:id="id69" draw:layer="layout" draw:type="line" svg:x1="26.277cm" svg:y1="6.032cm" svg:x2="26.277cm" svg:y2="12.567cm" draw:start-shape="id59" draw:start-glue-point="6" draw:end-shape="id57" draw:end-glue-point="4" svg:d="m26277 6032v6535" svg:viewBox="0 0 1 6536">
            <text:p/>
          </draw:connector>
          <draw:custom-shape draw:style-name="gr3" draw:text-style-name="P6" xml:id="id59" draw:id="id59" draw:layer="layout" svg:width="2.882cm" svg:height="1.6cm" svg:x="24.836cm" svg:y="4.432cm">
            <text:p text:style-name="P2"><text:span text:style-name="T6">輸入</text:span></text:p>
            <text:p text:style-name="P2"><text:span text:style-name="T6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7" draw:id="id67" draw:layer="layout" svg:width="3.933cm" svg:height="2.3cm" svg:x="15.643cm" svg:y="5.552cm">
            <text:p text:style-name="P2"><text:span text:style-name="T6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6" xml:id="id63" draw:id="id63" draw:layer="layout" svg:width="2.545cm" svg:height="2.224cm" svg:x="18.365cm" svg:y="9.869cm">
            <text:p text:style-name="P2"><text:span text:style-name="T6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0" draw:id="id60" draw:layer="layout" svg:width="3.6cm" svg:height="1.6cm" svg:x="20.397cm" svg:y="18.205cm">
            <text:p text:style-name="P2"><text:span text:style-name="T6">閩南語</text:span></text:p>
            <text:p text:style-name="P2"><text:span text:style-name="T6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6" xml:id="id64" draw:id="id64" draw:layer="layout" svg:width="4cm" svg:height="1.6cm" svg:x="21.671cm" svg:y="10.181cm">
            <text:p text:style-name="P2"><text:span text:style-name="T6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57" draw:id="id57" draw:layer="layout" svg:width="3.058cm" svg:height="1.793cm" svg:x="24.748cm" svg:y="12.567cm">
            <text:p text:style-name="P2"><text:span text:style-name="T6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58" draw:id="id58" draw:layer="layout" svg:width="2.4cm" svg:height="1.6cm" svg:x="25.077cm" svg:y="15.351cm">
            <text:p text:style-name="P2"><text:span text:style-name="T6">輸出</text:span></text:p>
            <text:p text:style-name="P2"><text:span text:style-name="T6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draw:layer="layout" draw:type="line" svg:x1="22.197cm" svg:y1="18.205cm" svg:x2="24.748cm" svg:y2="13.463cm" draw:start-shape="id60" draw:start-glue-point="4" draw:end-shape="id57" draw:end-glue-point="5" svg:d="m22197 18205 2551-4742" svg:viewBox="0 0 2552 4743">
            <text:p/>
          </draw:connector>
          <draw:custom-shape draw:style-name="gr3" draw:text-style-name="P6" xml:id="id62" draw:id="id62" draw:layer="layout" svg:width="3.6cm" svg:height="1.6cm" svg:x="13.207cm" svg:y="10.181cm">
            <text:p text:style-name="P2"><text:span text:style-name="T6">國語閩南語</text:span></text:p>
            <text:p text:style-name="P2"><text:span text:style-name="T6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6" xml:id="id65" draw:id="id65" draw:layer="layout" svg:width="3.933cm" svg:height="2.3cm" svg:x="15.643cm" svg:y="13.195cm">
            <text:p text:style-name="P2"><text:span text:style-name="T6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6" xml:id="id61" draw:id="id61" draw:layer="layout" svg:width="4.339cm" svg:height="1.6cm" svg:x="12.838cm" svg:y="18.205cm">
            <text:p text:style-name="P2"><text:span text:style-name="T6">大量純閩南語</text:span></text:p>
            <text:p text:style-name="P2"><text:span text:style-name="T6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2" xml:id="id68" draw:id="id68" draw:layer="layout" draw:type="line" svg:x1="17.177cm" svg:y1="19.005cm" svg:x2="20.397cm" svg:y2="19.005cm" draw:start-shape="id61" draw:start-glue-point="7" draw:end-shape="id60" draw:end-glue-point="5" svg:d="m17177 19005h3220" svg:viewBox="0 0 3221 1">
            <text:p/>
          </draw:connector>
          <draw:connector draw:style-name="gr2" draw:text-style-name="P2" xml:id="id66" draw:id="id66" draw:layer="layout" draw:type="line" svg:x1="16.807cm" svg:y1="10.981cm" svg:x2="18.365cm" svg:y2="10.981cm" draw:start-shape="id62" draw:start-glue-point="7" draw:end-shape="id63" svg:d="m16807 10981h1558" svg:viewBox="0 0 1559 1">
            <text:p/>
          </draw:connector>
          <draw:connector draw:style-name="gr2" draw:text-style-name="P2" xml:id="id70" draw:id="id70" draw:layer="layout" draw:type="line" svg:x1="21.671cm" svg:y1="10.981cm" svg:x2="21.671cm" svg:y2="10.981cm" draw:start-shape="id64" draw:end-shape="id64" draw:end-glue-point="5" svg:d="m21671 10981" svg:viewBox="0 0 1 1">
            <text:p/>
          </draw:connector>
          <draw:connector draw:style-name="gr2" draw:text-style-name="P2" draw:layer="layout" draw:type="line" svg:x1="17.609cm" svg:y1="13.195cm" svg:x2="17.586cm" svg:y2="10.981cm" draw:start-shape="id65" draw:end-shape="id66" draw:end-glue-point="0" svg:d="m17609 13195-23-2214" svg:viewBox="0 0 24 2215">
            <text:p/>
          </draw:connector>
          <draw:connector draw:style-name="gr2" draw:text-style-name="P2" draw:layer="layout" draw:type="line" svg:x1="17.61cm" svg:y1="7.852cm" svg:x2="17.586cm" svg:y2="10.981cm" draw:start-shape="id67" draw:start-glue-point="6" draw:end-shape="id66" draw:end-glue-point="0" svg:d="m17610 7852-24 3129" svg:viewBox="0 0 25 3130">
            <text:p/>
          </draw:connector>
          <draw:connector draw:style-name="gr2" draw:text-style-name="P2" draw:layer="layout" draw:type="line" svg:x1="17.61cm" svg:y1="15.495cm" svg:x2="18.787cm" svg:y2="19.005cm" draw:start-shape="id65" draw:start-glue-point="6" draw:end-shape="id68" draw:end-glue-point="0" svg:d="m17610 15495 1177 3510" svg:viewBox="0 0 1178 3511">
            <text:p/>
          </draw:connector>
          <draw:connector draw:style-name="gr2" draw:text-style-name="P2" draw:layer="layout" draw:type="line" svg:x1="19.576cm" svg:y1="6.702cm" svg:x2="26.277cm" svg:y2="9.299cm" draw:start-shape="id67" draw:start-glue-point="7" draw:end-shape="id69" draw:end-glue-point="0" svg:d="m19576 6702 6701 2597" svg:viewBox="0 0 6702 2598">
            <text:p/>
          </draw:connector>
          <draw:connector draw:style-name="gr2" draw:text-style-name="P2" draw:layer="layout" draw:type="line" svg:x1="23.671cm" svg:y1="11.781cm" svg:x2="24.748cm" svg:y2="13.463cm" draw:start-shape="id64" draw:start-glue-point="6" draw:end-shape="id57" draw:end-glue-point="5" svg:d="m23671 11781 1077 1682" svg:viewBox="0 0 1078 1683">
            <text:p/>
          </draw:connector>
          <draw:connector draw:style-name="gr2" draw:text-style-name="P2" draw:layer="layout" draw:type="line" svg:x1="20.91cm" svg:y1="10.981cm" svg:x2="21.671cm" svg:y2="10.981cm" draw:start-shape="id63" draw:start-glue-point="7" draw:end-shape="id70" draw:end-glue-point="0" svg:d="m20910 10981h761" svg:viewBox="0 0 762 1">
            <text:p/>
          </draw:connector>
          <draw:connector draw:style-name="gr8" draw:text-style-name="P2" draw:layer="layout" draw:type="line" svg:x1="15.007cm" svg:y1="11.781cm" svg:x2="15.008cm" svg:y2="18.205cm" draw:start-shape="id62" draw:start-glue-point="6" draw:end-shape="id61" draw:end-glue-point="4" svg:d="m15007 11781 1 6424" svg:viewBox="0 0 2 6425">
            <text:p/>
          </draw:connector>
          <draw:connector draw:style-name="gr8" draw:text-style-name="P2" draw:layer="layout" draw:type="line" svg:x1="22.197cm" svg:y1="18.205cm" svg:x2="19.576cm" svg:y2="14.345cm" draw:start-shape="id60" draw:start-glue-point="4" draw:end-shape="id65" draw:end-glue-point="7" svg:d="m22197 18205-2621-3860" svg:viewBox="0 0 2622 386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4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兩種翻譯方法比較</text:p>
          </draw:text-box>
        </draw:frame>
        <draw:frame presentation:style-name="pr4" draw:layer="layout" svg:width="24.639cm" svg:height="13.286cm" svg:x="1.4cm" svg:y="4.914cm" presentation:class="outline" presentation:user-transformed="true">
          <draw:text-box>
            <text:list text:style-name="L2">
              <text:list-item>
                <text:p>國語字→閩南語漢字→閩南語音標</text:p>
                <text:list>
                  <text:list-item>
                    <text:p>全漢的平行語料較少</text:p>
                  </text:list-item>
                  <text:list-item>
                    <text:p>全漢字的語料較少，語言模型較差</text:p>
                  </text:list-item>
                  <text:list-item>
                    <text:p>漢字轉音標的較簡單</text:p>
                  </text:list-item>
                </text:list>
              </text:list-item>
              <text:list-item>
                <text:p>國語字→閩南語音標→閩南語漢字</text:p>
                <text:list>
                  <text:list-item>
                    <text:p>閩南語全羅的平行語料較多(陳孟彰老師的語料庫)</text:p>
                  </text:list-item>
                  <text:list-item>
                    <text:p>全羅的語料較多，語言模型較差</text:p>
                  </text:list-item>
                  <text:list-item>
                    <text:p>音標轉漢字的會遇到同音字問題</text:p>
                  </text:list-item>
                </text:list>
              </text:list-item>
              <text:list-item>
                <text:p>兩者共同缺點</text:p>
                <text:list>
                  <text:list-item>
                    <text:p>無法使用漢羅語料</text:p>
                  </text:list-item>
                  <text:list-item>
                    <text:p>一對一語料的資訊會遺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3-19T09:01:21</dc:date>
    <meta:editing-duration>PT17H56S</meta:editing-duration>
    <meta:editing-cycles>74</meta:editing-cycles>
    <meta:generator>LibreOffice/3.5$Linux_X86_64 LibreOffice_project/350m1$Build-2</meta:generator>
    <dc:creator>Ihc </dc:creator>
    <meta:document-statistic meta:object-count="270"/>
  </office:meta>
</office:document-meta>
</file>